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ceType.PersistenceType( final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Type.setReferences( final String fieldKey , final Map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Typ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Type.getReferenceField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Type.getReference( final String fieldKey , final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istenceType.getReferences( final String field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